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Open Sans Light2" svg:font-family="'Open Sans Light'" style:font-adornments="Ligh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Open Sans Light1" fo:font-weight="bold" officeooo:rsid="001b73b4" officeooo:paragraph-rsid="001b73b4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Open Sans Light" fo:font-size="12pt" fo:font-weight="normal" officeooo:rsid="001b73b4" officeooo:paragraph-rsid="001b73b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Open Sans Light" fo:font-size="12pt" fo:font-weight="normal" officeooo:rsid="001b73b4" officeooo:paragraph-rsid="001c3d4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Open Sans Light" fo:font-size="12pt" fo:font-weight="normal" officeooo:rsid="001b73b4" officeooo:paragraph-rsid="001b73b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Open Sans Light" fo:font-size="12pt" fo:font-weight="normal" officeooo:rsid="001b73b4" officeooo:paragraph-rsid="001c3d4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Open Sans Light" fo:font-size="12pt" fo:font-weight="normal" officeooo:rsid="001c3d4f" officeooo:paragraph-rsid="001c3d4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Open Sans Light" fo:font-size="12pt" fo:font-weight="normal" officeooo:rsid="001b73b4" officeooo:paragraph-rsid="001c3d4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Open Sans Light1" fo:font-size="12pt" fo:font-weight="normal" officeooo:paragraph-rsid="002168f0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Open Sans Light1" fo:font-size="12pt" fo:font-weight="normal" officeooo:rsid="002168f0" officeooo:paragraph-rsid="002168f0" style:font-size-asian="12pt" style:font-size-complex="12pt"/>
    </style:style>
    <style:style style:name="T1" style:family="text">
      <style:text-properties officeooo:rsid="001b73b4"/>
    </style:style>
    <style:style style:name="T2" style:family="text">
      <style:text-properties officeooo:rsid="001f4180"/>
    </style:style>
    <style:style style:name="T3" style:family="text">
      <style:text-properties style:font-name="Open Sans Light2" fo:font-style="normal" officeooo:rsid="002168f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Open Sans Light2" fo:font-size="9pt" fo:letter-spacing="normal" fo:font-style="normal" style:font-style-asian="normal" style:font-style-complex="normal"/>
    </style:style>
    <style:style style:name="T5" style:family="text">
      <style:text-properties fo:font-variant="normal" fo:text-transform="none" fo:color="#000000" style:font-name="Open Sans Light2" fo:letter-spacing="normal" fo:font-style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Open Sans Light2" fo:letter-spacing="normal" fo:font-style="normal" officeooo:rsid="001f418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Open Sans Light2" fo:letter-spacing="normal" fo:font-style="normal" officeooo:rsid="002168f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9" style:family="text">
      <style:text-properties fo:font-variant="normal" fo:text-transform="none" fo:color="#000000" fo:letter-spacing="normal" fo:font-style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officeooo:rsid="001f418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fo:letter-spacing="normal" fo:font-style="normal" officeooo:rsid="002168f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fo:letter-spacing="normal" fo:font-style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fo:letter-spacing="normal" fo:font-style="normal" officeooo:rsid="001f418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fo:letter-spacing="normal" fo:font-style="normal" officeooo:rsid="002168f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fo:font-size="9pt" fo:letter-spacing="normal" fo:font-style="normal" style:font-style-asian="normal" style:font-style-complex="normal"/>
    </style:style>
    <style:style style:name="T16" style:family="text">
      <style:text-properties fo:font-style="normal" officeooo:rsid="002168f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tyle="normal" officeooo:rsid="002168f0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Pro<text:span text:style-name="T1">ject</text:span> I</text:p>
      <text:p text:style-name="P1">Vivek Rai, 12BT30025</text:p>
      <text:p text:style-name="P1"/>
      <text:p text:style-name="P3">a)</text:p>
      <text:p text:style-name="P3">Let us make the following substitution<draw:frame draw:style-name="fr1" draw:name="Object1" text:anchor-type="as-char" svg:y="-0.1484in" svg:width="0.5728in" svg:height="0.19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After simplification, we obtain the following two ordinary differential equations:</text:p>
      <text:p text:style-name="P2"><draw:frame draw:style-name="fr2" draw:name="Object2" text:anchor-type="as-char" svg:y="-0.1728in" svg:width="1.4839in" svg:height="0.2209in" draw:z-index="1"><draw:object xlink:href="./Object 2" xlink:type="simple" xlink:show="embed" xlink:actuate="onLoad"/><draw:image xlink:href="./ObjectReplacements/Object 2" xlink:type="simple" xlink:show="embed" xlink:actuate="onLoad"/></draw:frame>and <draw:frame draw:style-name="fr2" draw:name="Object3" text:anchor-type="as-char" svg:y="-0.1484in" svg:width="0.5181in" svg:height="0.19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5">c)</text:p>
      <text:p text:style-name="P5">Several profile runs reveal that ODE15<text:span text:style-name="T2">s</text:span> runs almost 10x-15x faster than ODE45.</text:p>
      <text:p text:style-name="P5"/>
      <text:p text:style-name="P6">d)</text:p>
      <text:p text:style-name="P8"><text:span text:style-name="T17">T</text:span><text:span text:style-name="T8">he Van Der Pol oscillator is a non-conservative oscillator. The phase-plane and the time-axis plots from the oscillation reveal the non-linear damping in the oscillator. </text:span><text:span text:style-name="T10">After running the simulation for several values of μ, we can observe that the system quickly goes into an oscillatory behavior compared to the situation when the value of </text:span><text:bookmark-start text:name="__DdeLink__59_35214673"/><text:span text:style-name="T10">μ</text:span><text:bookmark-end text:name="__DdeLink__59_35214673"/><text:span text:style-name="T10"> is high. </text:span><text:span text:style-name="T11">It is the simplest and best understood limit cycle (self-sustaining) that exhibits relaxation behavior, that is, alternating fast and slow time scales. This can be observed from the phase plane plots of the equation, where the curve moves with a slow time constant along the null clines but with a very fast time scale otherwise. This effect is further pronounced by increasing the value of <text:s/></text:span><text:span text:style-name="T10">μ </text:span><text:span text:style-name="T11">which is the non-linearity parameter here.</text:span></text:p>
      <text:p text:style-name="P9"><text:span text:style-name="T11">I</text:span><text:span text:style-name="T9">t has been found that study of ion-channels and generation of action potential, when studied, reveals a model characteristic of this Van Der Pol oscillator. That is, a quick rise in the potential across the membrane in form of a spike and then gradual decay. This pattern is typical yet important feature of a nerve impuls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Open Sans Light2" svg:font-family="'Open Sans Light'" style:font-adornments="Ligh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0:03:34.901746665</meta:creation-date>
    <dc:date>2015-08-10T19:12:27.819450403</dc:date>
    <meta:editing-duration>PT6H1M27S</meta:editing-duration>
    <meta:editing-cycles>3</meta:editing-cycles>
    <meta:generator>LibreOffice/4.4.2.2$Linux_x86 LibreOffice_project/40m0$Build-2</meta:generator>
    <meta:document-statistic meta:table-count="0" meta:image-count="0" meta:object-count="3" meta:page-count="1" meta:paragraph-count="11" meta:word-count="222" meta:character-count="1351" meta:non-whitespace-character-count="1138"/>
  </office:meta>
</office:document-meta>
</file>

<file path=Object 1/content.xml><?xml version="1.0" encoding="utf-8"?>
<math xmlns="http://www.w3.org/1998/Math/MathML" display="block">
  <semantics>
    <mrow>
      <mi>z</mi>
      <mo stretchy="false">=</mo>
      <mrow>
        <mover accent="true">
          <mi>y</mi>
          <mo stretchy="false">˙</mo>
        </mover>
        <mo stretchy="false">/</mo>
        <mi mathvariant="normal">μ</mi>
      </mrow>
    </mrow>
    <annotation encoding="StarMath 5.0">z = dot y / %mu </annotation>
  </semantics>
</math>
</file>

<file path=Object 2/content.xml><?xml version="1.0" encoding="utf-8"?>
<math xmlns="http://www.w3.org/1998/Math/MathML" display="block">
  <semantics>
    <mrow>
      <mrow>
        <mover accent="true">
          <mi>z</mi>
          <mo stretchy="false">˙</mo>
        </mover>
        <mo stretchy="false">=</mo>
        <mi mathvariant="normal">μ</mi>
      </mrow>
      <mrow>
        <mo fence="true" stretchy="false">(</mo>
        <mrow>
          <mrow>
            <mn>1</mn>
            <mo stretchy="false">−</mo>
            <msup>
              <mi>y</mi>
              <mn>2</mn>
            </msup>
          </mrow>
        </mrow>
        <mo fence="true" stretchy="false">)</mo>
      </mrow>
      <mrow>
        <mi>z</mi>
        <mo stretchy="false">−</mo>
        <mi>y</mi>
      </mrow>
      <msup>
        <mi mathvariant="normal">μ</mi>
        <mrow>
          <mo stretchy="false">−</mo>
          <mn>1</mn>
        </mrow>
      </msup>
    </mrow>
    <annotation encoding="StarMath 5.0">dot z = %mu ( 1-y^2 )z - y %mu^-1</annotation>
  </semantics>
</math>
</file>

<file path=Object 3/content.xml><?xml version="1.0" encoding="utf-8"?>
<math xmlns="http://www.w3.org/1998/Math/MathML" display="block">
  <semantics>
    <mrow>
      <mrow>
        <mover accent="true">
          <mi>y</mi>
          <mo stretchy="false">˙</mo>
        </mover>
        <mo stretchy="false">=</mo>
        <mi>z</mi>
      </mrow>
      <mi mathvariant="normal">μ</mi>
    </mrow>
    <annotation encoding="StarMath 5.0">dot y = z %mu </annotation>
  </semantics>
</math>
</file>